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4pt" fo:font-weight="bold" officeooo:rsid="00259483" officeooo:paragraph-rsid="00259483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200%"/>
      <style:text-properties fo:font-size="14pt" fo:font-weight="bold" officeooo:rsid="001ab6d3" officeooo:paragraph-rsid="001ab6d3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200%"/>
      <style:text-properties fo:font-size="14pt" fo:font-weight="bold" officeooo:rsid="002922de" officeooo:paragraph-rsid="002922d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/>
      <style:text-properties fo:font-size="14pt" fo:font-weight="bold" officeooo:rsid="0029ba5b" officeooo:paragraph-rsid="0029ba5b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/>
      <style:text-properties fo:font-size="14pt" fo:font-weight="bold" officeooo:rsid="00187dc8" officeooo:paragraph-rsid="00187dc8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/>
      <style:text-properties fo:font-size="14pt" officeooo:rsid="00259483" officeooo:paragraph-rsid="00259483" style:font-size-asian="14pt" style:font-size-complex="14pt"/>
    </style:style>
    <style:style style:name="P7" style:family="paragraph" style:parent-style-name="Standard">
      <style:paragraph-properties fo:line-height="200%"/>
      <style:text-properties fo:font-size="14pt" officeooo:paragraph-rsid="002a906d" style:font-size-asian="14pt" style:font-size-complex="14pt"/>
    </style:style>
    <style:style style:name="P8" style:family="paragraph" style:parent-style-name="Standard">
      <style:paragraph-properties fo:line-height="200%"/>
      <style:text-properties fo:font-size="14pt" officeooo:rsid="0028df6c" officeooo:paragraph-rsid="0028df6c" style:font-size-asian="14pt" style:font-size-complex="14pt"/>
    </style:style>
    <style:style style:name="P9" style:family="paragraph" style:parent-style-name="Standard">
      <style:paragraph-properties fo:line-height="200%"/>
      <style:text-properties fo:font-size="14pt" officeooo:rsid="002922de" officeooo:paragraph-rsid="002922de" style:font-size-asian="14pt" style:font-size-complex="14pt"/>
    </style:style>
    <style:style style:name="P10" style:family="paragraph" style:parent-style-name="Standard">
      <style:paragraph-properties fo:line-height="200%"/>
      <style:text-properties fo:font-size="14pt" officeooo:rsid="001b80eb" officeooo:paragraph-rsid="001b80eb" style:font-size-asian="14pt" style:font-size-complex="14pt"/>
    </style:style>
    <style:style style:name="P11" style:family="paragraph" style:parent-style-name="Standard">
      <style:paragraph-properties fo:line-height="200%"/>
      <style:text-properties fo:font-size="14pt" officeooo:rsid="0029ba5b" officeooo:paragraph-rsid="0029ba5b" style:font-size-asian="14pt" style:font-size-complex="14pt"/>
    </style:style>
    <style:style style:name="P12" style:family="paragraph" style:parent-style-name="Standard">
      <style:paragraph-properties fo:line-height="200%"/>
      <style:text-properties fo:font-size="14pt" fo:font-weight="bold" officeooo:rsid="0025948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200%"/>
      <style:text-properties fo:font-size="14pt" fo:font-weight="bold" officeooo:rsid="001ab6d3" officeooo:paragraph-rsid="002a906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200%"/>
      <style:text-properties fo:font-size="14pt" fo:font-weight="bold" officeooo:rsid="0028df6c" officeooo:paragraph-rsid="002a906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200%"/>
      <style:text-properties fo:font-size="14pt" fo:font-weight="bold" officeooo:rsid="002922de" officeooo:paragraph-rsid="002922de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line-height="200%"/>
      <style:text-properties fo:font-size="14pt" officeooo:rsid="00259483" officeooo:paragraph-rsid="00259483" style:font-size-asian="14pt" style:font-size-complex="14pt"/>
    </style:style>
    <style:style style:name="P17" style:family="paragraph" style:parent-style-name="Standard" style:list-style-name="L1">
      <style:paragraph-properties fo:line-height="200%"/>
      <style:text-properties fo:font-size="14pt" officeooo:rsid="00259483" officeooo:paragraph-rsid="002a906d" style:font-size-asian="14pt" style:font-size-complex="14pt"/>
    </style:style>
    <style:style style:name="P18" style:family="paragraph" style:parent-style-name="Standard">
      <style:paragraph-properties fo:line-height="200%"/>
      <style:text-properties fo:font-size="14pt" officeooo:rsid="00259483" officeooo:paragraph-rsid="00259483" style:font-size-asian="14pt" style:font-size-complex="14pt"/>
    </style:style>
    <style:style style:name="P19" style:family="paragraph" style:parent-style-name="Standard" style:list-style-name="L1">
      <style:paragraph-properties fo:line-height="200%"/>
      <style:text-properties fo:font-size="14pt" officeooo:rsid="002a906d" officeooo:paragraph-rsid="002a906d" style:font-size-asian="14pt" style:font-size-complex="14pt"/>
    </style:style>
    <style:style style:name="P20" style:family="paragraph" style:parent-style-name="Standard">
      <style:paragraph-properties fo:line-height="200%"/>
      <style:text-properties fo:font-size="14pt" officeooo:rsid="001ab6d3" officeooo:paragraph-rsid="002a906d" style:font-size-asian="14pt" style:font-size-complex="14pt"/>
    </style:style>
    <style:style style:name="P21" style:family="paragraph" style:parent-style-name="Standard" style:list-style-name="L2">
      <style:paragraph-properties fo:line-height="200%"/>
      <style:text-properties fo:font-size="14pt" officeooo:rsid="001ab6d3" officeooo:paragraph-rsid="002a906d" style:font-size-asian="14pt" style:font-size-complex="14pt"/>
    </style:style>
    <style:style style:name="P22" style:family="paragraph" style:parent-style-name="Standard" style:list-style-name="L3">
      <style:paragraph-properties fo:line-height="200%"/>
      <style:text-properties fo:font-size="14pt" officeooo:rsid="001ab6d3" officeooo:paragraph-rsid="001ab6d3" style:font-size-asian="14pt" style:font-size-complex="14pt"/>
    </style:style>
    <style:style style:name="P23" style:family="paragraph" style:parent-style-name="Standard" style:list-style-name="L3">
      <style:paragraph-properties fo:line-height="200%"/>
      <style:text-properties fo:font-size="14pt" officeooo:rsid="001ab6d3" officeooo:paragraph-rsid="002a906d" style:font-size-asian="14pt" style:font-size-complex="14pt"/>
    </style:style>
    <style:style style:name="P24" style:family="paragraph" style:parent-style-name="Standard" style:list-style-name="L4">
      <style:paragraph-properties fo:line-height="200%"/>
      <style:text-properties fo:font-size="14pt" officeooo:rsid="001ab6d3" officeooo:paragraph-rsid="001ab6d3" style:font-size-asian="14pt" style:font-size-complex="14pt"/>
    </style:style>
    <style:style style:name="P25" style:family="paragraph" style:parent-style-name="Standard">
      <style:paragraph-properties fo:line-height="200%"/>
      <style:text-properties fo:font-size="14pt" officeooo:rsid="0028df6c" officeooo:paragraph-rsid="002a906d" style:font-size-asian="14pt" style:font-size-complex="14pt"/>
    </style:style>
    <style:style style:name="P26" style:family="paragraph" style:parent-style-name="Standard" style:list-style-name="L5">
      <style:paragraph-properties fo:line-height="200%"/>
      <style:text-properties fo:font-size="14pt" officeooo:rsid="002922de" officeooo:paragraph-rsid="002922de" style:font-size-asian="14pt" style:font-size-complex="14pt"/>
    </style:style>
    <style:style style:name="P27" style:family="paragraph" style:parent-style-name="Standard">
      <style:paragraph-properties fo:line-height="200%"/>
      <style:text-properties fo:font-size="14pt" officeooo:rsid="001b80eb" officeooo:paragraph-rsid="001b80eb" style:font-size-asian="14pt" style:font-size-complex="14pt"/>
    </style:style>
    <style:style style:name="P28" style:family="paragraph" style:parent-style-name="Standard">
      <style:paragraph-properties fo:line-height="200%"/>
      <style:text-properties fo:font-size="14pt" officeooo:rsid="002efd24" officeooo:paragraph-rsid="002efd24" style:font-size-asian="14pt" style:font-size-complex="14pt"/>
    </style:style>
    <style:style style:name="P29" style:family="paragraph" style:parent-style-name="Standard">
      <style:paragraph-properties fo:line-height="200%"/>
      <style:text-properties fo:font-size="14pt" fo:font-weight="normal" officeooo:rsid="002efd24" officeooo:paragraph-rsid="002efd24" style:font-size-asian="14pt" style:font-weight-asian="normal" style:font-size-complex="14pt" style:font-weight-complex="normal"/>
    </style:style>
    <style:style style:name="T1" style:family="text">
      <style:text-properties officeooo:rsid="002a906d"/>
    </style:style>
    <style:style style:name="T2" style:family="text">
      <style:text-properties officeooo:rsid="001ab6d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df6c" style:font-weight-asian="bold" style:font-weight-complex="bold"/>
    </style:style>
    <style:style style:name="T5" style:family="text">
      <style:text-properties fo:font-weight="bold" officeooo:rsid="002922de" style:font-weight-asian="bold" style:font-weight-complex="bold"/>
    </style:style>
    <style:style style:name="T6" style:family="text">
      <style:text-properties fo:font-weight="normal" officeooo:rsid="002a906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tle</text:p>
      <text:p text:style-name="P6">Thank you for having me speak, and thank you all for coming.</text:p>
      <text:p text:style-name="P6"/>
      <text:p text:style-name="P1">Conflicts of Interest</text:p>
      <text:p text:style-name="P6">I have nothing to disclose</text:p>
      <text:p text:style-name="P6"/>
      <text:p text:style-name="P1">Research Question</text:p>
      <text:p text:style-name="P6">Read research question</text:p>
      <text:p text:style-name="P6"/>
      <text:p text:style-name="P28"><text:span text:style-name="T3">Epidemiology of HPV (1)</text:span></text:p>
      <text:p text:style-name="P28"><text:span text:style-name="T3"/></text:p>
      <text:p text:style-name="P29"><text:span text:style-name="T3">Epidemiology of HPV (2)</text:span></text:p>
      <text:p text:style-name="P29"><text:span text:style-name="T3"/></text:p>
      <text:p text:style-name="P1">Modeling of HPV</text:p>
      <text:list xml:id="list5071324361855685698" text:style-name="L1">
        <text:list-item>
          <text:p text:style-name="P16"><text:s/>I became interested in this question while reviewing HPV models for another project.</text:p>
        </text:list-item>
        <text:list-item>
          <text:p text:style-name="P16">Realized that nearly all HPV models only consider a heterosexual population</text:p>
        </text:list-item>
        <text:list-item>
          <text:p text:style-name="P16">These models are used to set policy</text:p>
        </text:list-item>
        <text:list-item>
          <text:p text:style-name="P17">As an example, the UK JCIV in 2017 recommended against vaccinating boys</text:p>
        </text:list-item>
        <text:list-item>
          <text:p text:style-name="P19">They have since recommended a gender-neutral policy</text:p>
        </text:list-item>
      </text:list>
      <text:p text:style-name="P2"/>
      <text:p text:style-name="P13"><text:soft-page-break/>Why go beyond hetero?</text:p>
      <text:p text:style-name="P7"><text:span text:style-name="T6">M</text:span><text:span text:style-name="T2">ore representative</text:span></text:p>
      <text:p text:style-name="P20">Identify disparities in benefit</text:p>
      <text:list xml:id="list2754640760156919437" text:style-name="L2">
        <text:list-item>
          <text:p text:style-name="P21">Different populations may derive distinct benefits from proposed vaccination polices.</text:p>
        </text:list-item>
        <text:list-item>
          <text:p text:style-name="P21">Without including them in the model, cannot know this</text:p>
        </text:list-item>
      </text:list>
      <text:p text:style-name="P20">Bridging population</text:p>
      <text:list xml:id="list6879314507043577007" text:style-name="L3">
        <text:list-item>
          <text:p text:style-name="P22">Although there are MSM models, populations are not independent</text:p>
        </text:list-item>
        <text:list-item>
          <text:p text:style-name="P23">Discordant behavior</text:p>
        </text:list-item>
      </text:list>
      <text:p text:style-name="P20">Concordance with calibration targets</text:p>
      <text:list xml:id="list7508366479315170834" text:style-name="L4">
        <text:list-item>
          <text:p text:style-name="P24">Many population prevalence and incidence reports do not stratify by sexual orientation</text:p>
        </text:list-item>
        <text:list-item>
          <text:p text:style-name="P24">Wheeler, New Mexico HPV Pap registry</text:p>
        </text:list-item>
      </text:list>
      <text:p text:style-name="P14"/>
      <text:p text:style-name="P7"><text:span text:style-name="T4">Model Details </text:span><text:span text:style-name="T5">(1)</text:span></text:p>
      <text:p text:style-name="P25">Kept model simple to focus on effects of structure</text:p>
      <text:p text:style-name="P8">Based on one of the first published HPV models</text:p>
      <text:p text:style-name="P8">2 sexes by 3 sexual identities by 2 sexual activities</text:p>
      <text:p text:style-name="P8">HPV16 is the type that causes the most cancer </text:p>
      <text:p text:style-name="P9"/>
      <text:p text:style-name="P3">Model Details (2)</text:p>
      <text:p text:style-name="P9"><text:soft-page-break/>Notes:</text:p>
      <text:list xml:id="list7972979708024383051" text:style-name="L5">
        <text:list-item>
          <text:p text:style-name="P26">Both studies are general population estimates</text:p>
        </text:list-item>
      </text:list>
      <text:p text:style-name="P9"/>
      <text:p text:style-name="P3">Contact between groups: Heterosexual (1)</text:p>
      <text:p text:style-name="P9">Pretty simple population model</text:p>
      <text:p text:style-name="P9">Would often be stratified by sexual activity, age, etc.</text:p>
      <text:p text:style-name="P9"/>
      <text:p text:style-name="P3">Contact between groups: Heterosexual (2)</text:p>
      <text:p text:style-name="P9">From Natsal data, a representation of mixing between groups</text:p>
      <text:p text:style-name="P9"/>
      <text:p text:style-name="P3">Contact Between Groups: Multiple SexID (1)</text:p>
      <text:p text:style-name="P9">More complicated, more accurate</text:p>
      <text:p text:style-name="P9">Participants in Natsal self-reported their sexual identity, which did not always accord with their behavior</text:p>
      <text:p text:style-name="P9"/>
      <text:p text:style-name="P3">Contact Between Groups: Multiple SexID (2)</text:p>
      <text:p text:style-name="P9">Somewhat sparse, but very few cells are absolutely 0</text:p>
      <text:p text:style-name="P9">Lots of contact between populations</text:p>
      <text:p text:style-name="P9">High activity bi men have high numbers of partnerships with gay men and straight women</text:p>
      <text:p text:style-name="P10"/>
      <text:p text:style-name="P10"><text:soft-page-break/></text:p>
      <text:p text:style-name="P10"/>
      <text:p text:style-name="P10"/>
      <text:p text:style-name="P4">Results (1)</text:p>
      <text:p text:style-name="P11">multi SexID model predicted, on average, that 314 infections per 1,000 people would be prevented, while the het. Only model predicted that 253 infections per 1,000 people would be prevented</text:p>
      <text:p text:style-name="P4"/>
      <text:p text:style-name="P4">Results (2)</text:p>
      <text:p text:style-name="P11">As this was a Bayesian calibration, we can account for uncertainty in the outcome by sampling from the posterior</text:p>
      <text:p text:style-name="P11"/>
      <text:p text:style-name="P11">Although there is notable variation, the vaccine-associated reduction in infections predicted by the multi SexID model is clearly higher than the reduction predicted by the het. <text:span text:style-name="T1">o</text:span>nly model</text:p>
      <text:p text:style-name="P11"/>
      <text:p text:style-name="P5">Conclusions</text:p>
      <text:p text:style-name="P11">read slide</text:p>
      <text:p text:style-name="P11"/>
      <text:p text:style-name="P5">Future directions</text:p>
      <text:p text:style-name="P11">average behavior in general population models</text:p>
      <text:p text:style-name="P11"><text:soft-page-break/>When considering race, many modelers average across races rather than restricting analysis to one race – a good approach for sexI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41:55.050229091</meta:creation-date>
    <dc:date>2018-10-15T12:56:06.219155044</dc:date>
    <meta:editing-duration>PT2H29M47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5" meta:paragraph-count="55" meta:word-count="417" meta:character-count="2632" meta:non-whitespace-character-count="2279"/>
  </office:meta>
</office:document-meta>
</file>